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3" manifest:media-type=""/>
  <manifest:file-entry manifest:full-path="settings.xml" manifest:media-type="text/xml"/>
  <manifest:file-entry manifest:full-path="Thumbnails/thumbnail.png" manifest:media-type="image/png"/>
  <manifest:file-entry manifest:full-path="Obj103" manifest:media-type="application/vnd.sun.star.oleobjec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97cm" fo:margin-left="-0.115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8.428cm"/>
    </style:style>
    <style:style style:name="Tabela1.B" style:family="table-column">
      <style:table-column-properties style:column-width="0.603cm"/>
    </style:style>
    <style:style style:name="Tabela1.C" style:family="table-column">
      <style:table-column-properties style:column-width="3.478cm"/>
    </style:style>
    <style:style style:name="Tabela1.D" style:family="table-column">
      <style:table-column-properties style:column-width="2.58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67cm" fo:padding-right="0.191cm" fo:padding-top="0cm" fo:padding-bottom="0cm" fo:border="0.5pt solid #00000a">
        <style:background-image/>
      </style:table-cell-properties>
    </style:style>
    <style:style style:name="Tabela1.B1" style:family="table-cell">
      <style:table-cell-properties fo:background-color="#ffffff" fo:padding-left="0.067cm" fo:padding-right="0.191cm" fo:padding-top="0cm" fo:padding-bottom="0cm" fo:border-left="0.5pt solid #00000a" fo:border-right="0.5pt solid #00000a" fo:border-top="none" fo:border-bottom="none">
        <style:background-image/>
      </style:table-cell-properties>
    </style:style>
    <style:style style:name="P1" style:family="paragraph" style:parent-style-name="Standard" style:list-style-name="WWNum1">
      <style:paragraph-properties fo:text-align="center" style:justify-single-word="false"/>
      <style:text-properties officeooo:paragraph-rsid="0005cf3d"/>
    </style:style>
    <style:style style:name="P2" style:family="paragraph" style:parent-style-name="Standard">
      <style:paragraph-properties fo:text-align="center" style:justify-single-word="false" fo:break-before="auto" fo:break-after="auto"/>
      <style:text-properties fo:font-size="15pt" officeooo:paragraph-rsid="0005cf3d" style:font-size-asian="15pt" style:font-size-complex="15pt"/>
    </style:style>
    <style:style style:name="P3" style:family="paragraph" style:parent-style-name="Standard" style:list-style-name="WWNum1">
      <loext:graphic-properties draw:fill="none" draw:fill-color="#ffffff"/>
      <style:paragraph-properties fo:margin-left="0.635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fo:keep-with-next="auto"/>
      <style:text-properties officeooo:paragraph-rsid="0005cf3d"/>
    </style:style>
    <style:style style:name="P4" style:family="paragraph" style:parent-style-name="Standard">
      <loext:graphic-properties draw:fill="none" draw:fill-color="#ffffff"/>
      <style:paragraph-properties fo:margin-left="0.635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fo:padding="0cm" fo:border="none"/>
      <style:text-properties officeooo:paragraph-rsid="0005cf3d"/>
    </style:style>
    <style:style style:name="P5" style:family="paragraph" style:parent-style-name="Standard" style:list-style-name="WWNum1">
      <style:paragraph-properties fo:margin-top="0cm" fo:margin-bottom="0cm" loext:contextual-spacing="false" fo:text-align="justify" style:justify-single-word="false"/>
      <style:text-properties officeooo:rsid="0005cf3d" officeooo:paragraph-rsid="0005cf3d"/>
    </style:style>
    <style:style style:name="P6" style:family="paragraph" style:parent-style-name="Standard" style:list-style-name="WWNum1">
      <style:paragraph-properties fo:margin-top="0cm" fo:margin-bottom="0cm" loext:contextual-spacing="false" fo:text-align="justify" style:justify-single-word="false"/>
      <style:text-properties officeooo:rsid="0005cf3d" officeooo:paragraph-rsid="0005cf3d" fo:background-color="#ffff00"/>
    </style:style>
    <style:style style:name="P7" style:family="paragraph" style:parent-style-name="Standard" style:list-style-name="WWNum1">
      <style:paragraph-properties fo:margin-top="0cm" fo:margin-bottom="0cm" loext:contextual-spacing="false" fo:text-align="justify" style:justify-single-word="false"/>
      <style:text-properties officeooo:rsid="00079ccc" officeooo:paragraph-rsid="00079ccc" fo:background-color="#ffff00"/>
    </style:style>
    <style:style style:name="P8" style:family="paragraph" style:parent-style-name="Standard" style:list-style-name="WWNum1">
      <style:paragraph-properties fo:margin-top="0cm" fo:margin-bottom="0cm" loext:contextual-spacing="false" fo:text-align="justify" style:justify-single-word="false"/>
      <style:text-properties officeooo:rsid="0005cf3d" officeooo:paragraph-rsid="0005cf3d" fo:background-color="transparent"/>
    </style:style>
    <style:style style:name="P9" style:family="paragraph" style:parent-style-name="Standard" style:list-style-name="WWNum1">
      <style:paragraph-properties fo:margin-top="0cm" fo:margin-bottom="0cm" loext:contextual-spacing="false" fo:text-align="justify" style:justify-single-word="false"/>
      <style:text-properties officeooo:rsid="00079ccc" officeooo:paragraph-rsid="00079ccc" fo:background-color="transparen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.353cm" loext:contextual-spacing="false" fo:line-height="115%" fo:text-align="justify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18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19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style:font-name-asian="Arial Narrow1" style:font-name-complex="Arial Narrow1"/>
    </style:style>
    <style:style style:name="P20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variant="small-caps" style:font-name="Arial Narrow" officeooo:rsid="0005cf3d" officeooo:paragraph-rsid="0005cf3d" style:font-name-asian="Arial Narrow1" style:font-name-complex="Arial Narrow1"/>
    </style:style>
    <style:style style:name="P21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officeooo:rsid="0005cf3d" officeooo:paragraph-rsid="0005cf3d"/>
    </style:style>
    <style:style style:name="T1" style:family="text">
      <style:text-properties fo:font-variant="small-caps" style:font-name="Arial Narrow" style:font-name-asian="Arial Narrow1" style:font-name-complex="Arial Narrow1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fo:background-color="transparent" loext:char-shading-value="0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T5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 style:font-name-complex="Calibri1"/>
    </style:style>
    <style:style style:name="T10" style:family="text">
      <style:text-properties style:font-name="Calibri" officeooo:rsid="00079ccc" style:font-name-complex="Calibri1"/>
    </style:style>
    <style:style style:name="T11" style:family="text">
      <style:text-properties style:font-name="Calibri" fo:background-color="#ffffff" loext:char-shading-value="0" style:font-name-complex="Calibri1"/>
    </style:style>
    <style:style style:name="T12" style:family="text">
      <style:text-properties style:font-name="Calibri" officeooo:rsid="00079ccc" fo:background-color="#ffffff" loext:char-shading-value="0" style:font-name-complex="Calibri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<text:bookmark text:name="_heading=h.gjdgxs"/><text:span text:style-name="T1">NOME COMPLETO:</text:span></text:p>
            <text:p text:style-name="P20">GUILHERME HENRIQUE VIANA DA SILVA</text:p>
          </table:table-cell>
          <table:table-cell table:style-name="Tabela1.B1" office:value-type="string">
            <text:p text:style-name="P19"/>
          </table:table-cell>
          <table:table-cell table:style-name="Tabela1.A1" office:value-type="string">
            <text:p text:style-name="P17"><text:span text:style-name="T2">Matrícula:</text:span></text:p>
          </table:table-cell>
          <table:table-cell table:style-name="Tabela1.A1" office:value-type="string">
            <text:p text:style-name="P18"><text:span text:style-name="T1">TURMA:</text:span></text:p>
            <text:p text:style-name="P21"><text:span text:style-name="T1">2021.2</text:span></text:p>
          </table:table-cell>
        </table:table-row>
      </table:table>
      <text:p text:style-name="P10"/>
      <text:p text:style-name="P2"><text:span text:style-name="T8">FUNDAMENTOS DE PROGRAMAÇÃO E DESENVOLVIMENTO DE PROJETOS APLICADOS À NEUROENGENHARIA</text:span></text:p>
      <text:list xml:id="list2951105364" text:style-name="WWNum1">
        <text:list-header>
          <text:p text:style-name="P1"><text:span text:style-name="T7"/></text:p>
          <text:p text:style-name="P3"><text:span text:style-name="T6">Atividade</text:span><text:span text:style-name="T7">: Elaborar 5 questões objetivas alinhadas com os 5 objetivos de aprendizagem (subir no git).</text:span></text:p>
        </text:list-header>
      </text:list>
      <text:p text:style-name="P4"><text:span text:style-name="T7"/></text:p>
      <text:list xml:id="list135230989564000" text:continue-numbering="true" text:style-name="WWNum1">
        <text:list-item>
          <text:p text:style-name="P5"><text:span text:style-name="T11">Qual das alternativas a seguir correspondem a uma IDE?</text:span></text:p>
          <text:p text:style-name="P5"><text:span text:style-name="T11">a) Dell</text:span></text:p>
          <text:p text:style-name="P5"><text:span text:style-name="T11">b) Google</text:span></text:p>
          <text:p text:style-name="P6"><text:span text:style-name="T9">c) Vscode</text:span></text:p>
          <text:p text:style-name="P5"><text:span text:style-name="T11">d) </text:span><text:span text:style-name="T12">Li</text:span><text:span text:style-name="T11">breofficer</text:span></text:p>
        </text:list-item>
        <text:list-item>
          <text:p text:style-name="P5"><text:span text:style-name="T11">Qual dos códigos abaixo significam o termo “diferente”?</text:span></text:p>
          <text:p text:style-name="P5"><text:span text:style-name="T11">a) *-*</text:span></text:p>
          <text:p text:style-name="P5"><text:span text:style-name="T11">b) #</text:span></text:p>
          <text:p text:style-name="P6"><text:span text:style-name="T9">c) !=</text:span></text:p>
          <text:p text:style-name="P8"><text:span text:style-name="T9">b) $=</text:span></text:p>
        </text:list-item>
        <text:list-item>
          <text:p text:style-name="P8"><text:span text:style-name="T9">Qual comando irá realizar a tarefa de escrever “hello world” caso seja escrito antes da sentença?</text:span></text:p>
          <text:p text:style-name="P6"><text:span text:style-name="T9">a) Print</text:span></text:p>
          <text:p text:style-name="P8"><text:span text:style-name="T9">b) Second</text:span></text:p>
          <text:p text:style-name="P8"><text:span text:style-name="T9">c) Derivação</text:span></text:p>
          <text:p text:style-name="P8"><text:span text:style-name="T9">d) </text:span><text:span text:style-name="T10">S</text:span><text:span text:style-name="T9">cript</text:span></text:p>
        </text:list-item>
        <text:list-item>
          <text:p text:style-name="P9"><text:span text:style-name="T9">Parta fazer um comentário em linha, utilizamos qual sinal?</text:span></text:p>
          <text:p text:style-name="P9"><text:span text:style-name="T9">a)*</text:span></text:p>
          <text:p text:style-name="P7"><text:span text:style-name="T9">b)#</text:span></text:p>
          <text:p text:style-name="P9"><text:span text:style-name="T9">c)$</text:span></text:p>
          <text:p text:style-name="P9"><text:span text:style-name="T9">d)&amp;</text:span></text:p>
        </text:list-item>
        <text:list-item>
          <text:p text:style-name="P9"><text:span text:style-name="T9">Para que serve o Debug?</text:span></text:p>
          <text:p text:style-name="P7"><text:span text:style-name="T9">a) Encontrar erros</text:span></text:p>
          <text:p text:style-name="P9"><text:span text:style-name="T9">b) Listar variáveis utilizadas</text:span></text:p>
          <text:p text:style-name="P9"><text:span text:style-name="T9">c) Escrever formula matematica</text:span></text:p>
          <text:p text:style-name="P9"><text:span text:style-name="T9">d) Realizar ações lógica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353cm" loext:contextual-spacing="true" fo:line-height="115%" fo:hyphenation-ladder-count="no-limit" fo:text-indent="0cm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5.252cm" fo:margin-left="-0.25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7.25cm"/>
    </style:style>
    <style:style style:name="Tabela2.B" style:family="table-column">
      <style:table-column-properties style:column-width="8.00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fo:keep-with-next="auto"/>
      <style:text-properties fo:font-variant="normal" fo:text-transform="none" fo:color="#00000a" style:text-line-through-style="none" style:text-line-through-type="none" style:text-position="0% 100%" style:font-name="Times New Roman" fo:font-size="10pt" fo:font-style="normal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fo:background-color="transparent" loext:char-shading-value="0" style:font-name-asian="Times New Roman1" style:font-size-asian="10pt" style:font-style-asian="normal" style:font-weight-asian="bold" style:font-name-complex="Times New Roman1" style:font-size-complex="10pt"/>
    </style:style>
    <style:style style:name="M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3"><draw:frame draw:style-name="Mfr1" text:anchor-type="as-char" svg:width="5.556cm" svg:height="1.72cm" draw:z-index="0"><draw:object-ole xlink:href="./Obj103" xlink:type="simple" xlink:show="embed" xlink:actuate="onLoad"/><draw:image xlink:href="./ObjectReplacements/Obj103" xlink:type="simple" xlink:show="embed" xlink:actuate="onLoad"/></draw:frame></text:p>
            </table:table-cell>
            <table:table-cell table:style-name="Tabela2.A1" office:value-type="string">
              <text:p text:style-name="MP4"><text:span text:style-name="MT1">INSTITUTO INTERNACIONAL DE NEUROCIÊNCIAS EDMOND E LILY SAFRA</text:span></text:p>
              <text:p text:style-name="MP4"><text:span text:style-name="MT1">Fundamentos de Programação e Desenvolvimento de Projetos aplicados à Neuroengenharia – 202</text:span><text:span text:style-name="MT2">1</text:span><text:span text:style-name="MT1">.2</text:span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7:33:00</meta:creation-date>
    <meta:initial-creator>Andre F. Dantas</meta:initial-creator>
    <dc:date>2021-09-14T13:52:29.537736955</dc:date>
    <meta:editing-duration>PT7M42S</meta:editing-duration>
    <meta:editing-cycles>1</meta:editing-cycles>
    <meta:document-statistic meta:table-count="2" meta:image-count="0" meta:object-count="1" meta:page-count="1" meta:paragraph-count="35" meta:word-count="149" meta:character-count="917" meta:non-whitespace-character-count="806"/>
    <meta:generator>LibreOffice/6.4.7.2$Linux_X86_64 LibreOffice_project/40$Build-2</meta:generator>
  </office:meta>
</office:document-meta>
</file>